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officeooo:paragraph-rsid="0014839b"/>
    </style:style>
    <style:style style:name="P3" style:family="paragraph" style:parent-style-name="Standard">
      <style:paragraph-properties fo:margin-top="0cm" fo:margin-bottom="0cm" loext:contextual-spacing="false"/>
      <style:text-properties officeooo:paragraph-rsid="001b3b96"/>
    </style:style>
    <style:style style:name="P4" style:family="paragraph" style:parent-style-name="Standard">
      <style:paragraph-properties fo:margin-top="0cm" fo:margin-bottom="0cm" loext:contextual-spacing="false"/>
      <style:text-properties officeooo:paragraph-rsid="001cb31f"/>
    </style:style>
    <style:style style:name="P5" style:family="paragraph" style:parent-style-name="Standard">
      <style:paragraph-properties fo:margin-top="0cm" fo:margin-bottom="0cm" loext:contextual-spacing="false"/>
      <style:text-properties officeooo:paragraph-rsid="001e3364"/>
    </style:style>
    <style:style style:name="P6" style:family="paragraph" style:parent-style-name="Standard">
      <style:paragraph-properties fo:margin-top="0cm" fo:margin-bottom="0cm" loext:contextual-spacing="false"/>
      <style:text-properties officeooo:paragraph-rsid="001f7d98"/>
    </style:style>
    <style:style style:name="P7" style:family="paragraph" style:parent-style-name="Standard">
      <style:paragraph-properties fo:margin-top="0cm" fo:margin-bottom="0cm" loext:contextual-spacing="false"/>
      <style:text-properties officeooo:rsid="001f7d98" officeooo:paragraph-rsid="0020e01b"/>
    </style:style>
    <style:style style:name="P8" style:family="paragraph" style:parent-style-name="Standard" style:master-page-name="Standard">
      <style:paragraph-properties fo:margin-top="0cm" fo:margin-bottom="0cm" loext:contextual-spacing="false" style:page-number="1"/>
    </style:style>
    <style:style style:name="P9" style:family="paragraph" style:parent-style-name="Standard">
      <style:paragraph-properties fo:margin-top="0cm" fo:margin-bottom="0cm" loext:contextual-spacing="false"/>
      <style:text-properties officeooo:rsid="001f7d98" officeooo:paragraph-rsid="001f7d98"/>
    </style:style>
    <style:style style:name="P10" style:family="paragraph" style:parent-style-name="Standard">
      <style:paragraph-properties fo:margin-top="0cm" fo:margin-bottom="0cm" loext:contextual-spacing="false"/>
      <style:text-properties officeooo:paragraph-rsid="0020f146"/>
    </style:style>
    <style:style style:name="P11" style:family="paragraph" style:parent-style-name="Standard" style:list-style-name="WWNum4">
      <style:paragraph-properties fo:margin-left="1.27cm" fo:margin-right="0cm" fo:margin-top="0cm" fo:margin-bottom="0cm" loext:contextual-spacing="true" fo:text-indent="-0.635cm" style:auto-text-indent="false"/>
    </style:style>
    <style:style style:name="P12" style:family="paragraph" style:parent-style-name="Standard" style:list-style-name="WWNum2">
      <style:paragraph-properties fo:margin-left="1.27cm" fo:margin-right="0cm" fo:margin-top="0cm" fo:margin-bottom="0cm" loext:contextual-spacing="true" fo:text-indent="-0.635cm" style:auto-text-indent="false"/>
    </style:style>
    <style:style style:name="P13" style:family="paragraph" style:parent-style-name="Standard" style:list-style-name="WWNum3">
      <style:paragraph-properties fo:margin-left="1.27cm" fo:margin-right="0cm" fo:margin-top="0cm" fo:margin-bottom="0cm" loext:contextual-spacing="true" fo:text-indent="-0.635cm" style:auto-text-indent="false"/>
    </style:style>
    <style:style style:name="P14" style:family="paragraph" style:parent-style-name="Standard" style:list-style-name="WWNum5">
      <style:paragraph-properties fo:margin-left="1.27cm" fo:margin-right="0cm" fo:margin-top="0cm" fo:margin-bottom="0cm" loext:contextual-spacing="true" fo:text-indent="-0.635cm" style:auto-text-indent="false"/>
    </style:style>
    <style:style style:name="P15" style:family="paragraph" style:parent-style-name="Standard" style:list-style-name="WWNum1">
      <style:paragraph-properties fo:margin-left="1.27cm" fo:margin-right="0cm" fo:margin-top="0cm" fo:margin-bottom="0cm" loext:contextual-spacing="true" fo:text-indent="-0.635cm" style:auto-text-indent="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15e5b" style:font-style-asian="italic" style:font-style-complex="italic"/>
    </style:style>
    <style:style style:name="T4" style:family="text">
      <style:text-properties fo:font-style="italic" officeooo:rsid="0014839b" style:font-style-asian="italic" style:font-style-complex="italic"/>
    </style:style>
    <style:style style:name="T5" style:family="text">
      <style:text-properties fo:font-style="italic" officeooo:rsid="00230725" style:font-style-asian="italic" style:font-style-complex="italic"/>
    </style:style>
    <style:style style:name="T6" style:family="text">
      <style:text-properties fo:color="#1155cc" style:text-underline-style="solid" style:text-underline-width="auto" style:text-underline-color="font-color"/>
    </style:style>
    <style:style style:name="T7" style:family="text">
      <style:text-properties officeooo:rsid="00115e5b"/>
    </style:style>
    <style:style style:name="T8" style:family="text">
      <style:text-properties officeooo:rsid="00137ae0"/>
    </style:style>
    <style:style style:name="T9" style:family="text">
      <style:text-properties officeooo:rsid="00147949"/>
    </style:style>
    <style:style style:name="T10" style:family="text">
      <style:text-properties officeooo:rsid="00147d95"/>
    </style:style>
    <style:style style:name="T11" style:family="text">
      <style:text-properties officeooo:rsid="0014839b"/>
    </style:style>
    <style:style style:name="T12" style:family="text">
      <style:text-properties fo:font-style="normal" officeooo:rsid="0014839b" style:font-style-asian="normal" style:font-style-complex="normal"/>
    </style:style>
    <style:style style:name="T13" style:family="text">
      <style:text-properties fo:font-style="normal" officeooo:rsid="0015837b" style:font-style-asian="normal" style:font-style-complex="normal"/>
    </style:style>
    <style:style style:name="T14" style:family="text">
      <style:text-properties fo:font-style="normal" officeooo:rsid="001f7d98" style:font-style-asian="normal" style:font-style-complex="normal"/>
    </style:style>
    <style:style style:name="T15" style:family="text">
      <style:text-properties fo:font-style="normal" officeooo:rsid="00230725" style:font-style-asian="normal" style:font-style-complex="normal"/>
    </style:style>
    <style:style style:name="T16" style:family="text">
      <style:text-properties officeooo:rsid="0015837b"/>
    </style:style>
    <style:style style:name="T17" style:family="text">
      <style:text-properties officeooo:rsid="0016daf7"/>
    </style:style>
    <style:style style:name="T18" style:family="text">
      <style:text-properties officeooo:rsid="001a324b"/>
    </style:style>
    <style:style style:name="T19" style:family="text">
      <style:text-properties officeooo:rsid="001b3b96"/>
    </style:style>
    <style:style style:name="T20" style:family="text">
      <style:text-properties officeooo:rsid="001cb31f"/>
    </style:style>
    <style:style style:name="T21" style:family="text">
      <style:text-properties officeooo:rsid="001d12cb"/>
    </style:style>
    <style:style style:name="T22" style:family="text">
      <style:text-properties officeooo:rsid="001d49c7"/>
    </style:style>
    <style:style style:name="T23" style:family="text">
      <style:text-properties officeooo:rsid="001e3364"/>
    </style:style>
    <style:style style:name="T24" style:family="text">
      <style:text-properties officeooo:rsid="001f7d98"/>
    </style:style>
    <style:style style:name="T25" style:family="text">
      <style:text-properties officeooo:rsid="0020e01b"/>
    </style:style>
    <style:style style:name="T26" style:family="text">
      <style:text-properties officeooo:rsid="0020f146"/>
    </style:style>
    <style:style style:name="T27" style:family="text">
      <style:text-properties officeooo:rsid="002307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Qu'est-ce que “la blockchain” ? Souvent présentée comme "la technologie sous-jacente de Bitcoin", le terme est en fait bien postérieur à ce dernier, et n'est pas employé dans le fameux whitepaper de Satoshi Nakamoto publié en 2008. <text:span text:style-name="T18">Quelques éléments semblent revenir constamment</text:span> <text:span text:style-name="T18">quand on essaie de la définir </text:span>: tout le monde s’accorde sur le fait qu’il s’agit d’une “base de données” ou d’un “registre” de “transactions”, qu’elle est “décentralisée” ou en “pair-à-pair”, et aussi “sécurisée” et “immuable”. On ajoute parfois, à raison, qu’elle nécessite un “jeton”, c’est-à-dire une forme d’unité monétaire intrinsèque. </text:p>
      <text:p text:style-name="P1"/>
      <text:p text:style-name="P1">Aujourd’hui, c’est surtout une solution à la recherche d’un problème, <text:span text:style-name="T18">e</text:span>t une source de malentendu majeur sur ce qu’est Bitcoin, le problème qu’il résout, et pourquoi cela va <text:span text:style-name="T7">(peut-être) </text:span>changer le monde. </text:p>
      <text:p text:style-name="P1"/>
      <text:p text:style-name="P1">Cet article constitue une tentative d’expliquer ce qu’est une blockchain <text:span text:style-name="T7">en partant de la première et de la seule réellement opérationnelle à l’heure actuelle, celle de Bitcoin</text:span>. <text:span text:style-name="T18">Son objectif n’est pas de rentrer dans les subtilités techniques, mais de poser de façon suffisamment claire une définition simple, qui puisse servir de critère pour déterminer la pertinence d’une blockchain dans des cas d’usage précis. </text:span></text:p>
      <text:p text:style-name="P1"/>
      <text:p text:style-name="P1">Bitcoin et le problème de la double-dépense</text:p>
      <text:p text:style-name="P1"/>
      <text:p text:style-name="P1">Revenons à l’archétype, la blockchain de Bitcoin. Quel est son rôle ? Pour son inventeur, Satoshi Nakamoto, il s’agit d’une solution au problème de la "double-dépense", c’est-à-dire le risque qu’une même unité monétaire <text:span text:style-name="T18">puisse être</text:span> dépensée deux fois de façon frauduleuse. </text:p>
      <text:p text:style-name="P1"/>
      <text:p text:style-name="P1">Il s’agit d’un problème très ancien, et qui concerne <text:span text:style-name="T19">en fait tous les paiements hors ceux effectués en cash</text:span>. Prenons l’exemple du chèque <text:span text:style-name="T19">de banque </text:span>: si Bob fait un chèque à Alice pour régler une dette, comment cette dernière peut-elle être sûre qu'il ne s'agit pas de ce qu’on appelle communément un “chèque en bois”, et que Bob n'a pas déjà <text:span text:style-name="T19">dépensé les mêmes euros en faisant un autre chèque à quelqu’un d’autre</text:span>, Eve par exemple ? La solution traditionnelle à ce problème est le recours à un tiers, en l'occurrence une banque, qui supervise les comptes <text:span text:style-name="T19">d’Alice, Bob et Eve,</text:span> et est en mesure de voir que l'argent destiné à Alice a déjà été payé à Eve, et donc d'empêcher qu’il fasse l’objet d’une deuxième transaction. Le problème est exactement le même pour Visa, Paypal ou Alipay. </text:p>
      <text:p text:style-name="P1"/>
      <text:p text:style-name="P3">Jusqu’à aujourd’hui, la seule solution pour éviter le recours à ce tiers validateur était l’utilisation d’<text:span text:style-name="T3">espèces</text:span><text:span text:style-name="T7">, ou </text:span><text:span text:style-name="T3">cash</text:span>, c’est-à-dire d’une forme d’argent qui <text:span text:style-name="T7">a sa valeur en soi, et </text:span>n’est pas une créance opposable à un tiers, comme le chèque ou la carte bancaire. <text:span text:style-name="T19">Les espèces ont toutefois un défaut : elles doivent être remis de la main à la main, et ne permettent donc pas d’effectuer des paiements à distance. Elles peuvent également être malcommodes à stocker et à transporter. </text:span></text:p>
      <text:p text:style-name="P3"/>
      <text:p text:style-name="P3"><text:span text:style-name="T19">La</text:span> raison d’être des banques <text:span text:style-name="T7">et des intermédiaires de paiement est</text:span> <text:span text:style-name="T19">de proposer</text:span> divers instruments fiduciaires, <text:span text:style-name="T26">comme les chèques, les cartes bancaires, réseaux de paiement etc, qui permettent de contourner ces inconvénients. Cette intermédiation constitue donc un compromis entre sécurité et commodité : la monnaie fiduciaire est plus facile à utiliser et permet des paiements à longue distance, mais introduit de nouveaux risques inhérents à la présence d’un tiers de confiance, ce qu’on appelle des risques de contrepartie.</text:span></text:p>
      <text:p text:style-name="P1"><text:soft-page-break/></text:p>
      <text:p text:style-name="P1">En apportant une solution à ce problème de double-dépense qui permet de se passer de tiers de confiance, Bitcoin est donc la première forme de monnaie à cumuler la qualité principale du cash, <text:span text:style-name="T7">qui est de permettre un </text:span>règlement immédiat d’une dette sans tiers validateur, et <text:span text:style-name="T7">les avantages </text:span>des instruments fiduciaire<text:span text:style-name="T7">s en termes de distance et de rapidité de paiement</text:span>. </text:p>
      <text:p text:style-name="P1"/>
      <text:p text:style-name="P1">La blockchain de Bitcoin</text:p>
      <text:p text:style-name="P1"/>
      <text:p text:style-name="P1">Nous avons donc posé que la blockchain de Bitcoin était une solution au problème de la double dépense <text:span text:style-name="T20">qui permettait de se passer de tiers validateur</text:span>, mais comment réalise-t-elle ce tour de force ? </text:p>
      <text:p text:style-name="P1"/>
      <text:p text:style-name="P1"><text:span text:style-name="T20">C</text:span>e qu’on appelle une “blockchain” est <text:span text:style-name="T20">fondamentalement </text:span>un système distribué d'enregistrement et de validation d'informations. Le coup de génie de Satoshi Nakamoto est d’inverser le postulat de base des réseaux de paiement traditionnels, qui repose sur le secret et la transmission confidentielle d’informations sensibles <text:span text:style-name="T20">pour garantir la sécurité des transactions</text:span>. Dans Bitcoin, au contraire, tout est public et transparent : les balances, l’historique des transactions et les transactions elles-mêmes. </text:p>
      <text:p text:style-name="P1"/>
      <text:p text:style-name="P1">Au lieu de reposer sur une entité unique <text:span text:style-name="T20">seule à pouvoir</text:span> contrôler les transactions, tous les participants vont vérifier toutes les transactions <text:span text:style-name="T20">eux-mêmes</text:span>. En faisant tourner le code de Bitcoin sur un ordinateur <text:span text:style-name="T20">et en se connectant au réseau</text:span>, Eve n’a besoin de personne pour s’assurer que le bitcoin que Bob va lui envoyer est bien disponible à l'adresse indiqué par ce dernier, et n'a pas déjà été utilisé dans une transaction destinée à Alice. </text:p>
      <text:p text:style-name="P1"/>
      <text:p text:style-name="P1">Bien sûr, cela ne peut fonctionner que si Bob n'a pas la possibilité de falsifier la blockchain, par exemple en fabriquant de la fausse monnaie qu'il pourra ensuite utiliser pour payer Eve et Alice.</text:p>
      <text:p text:style-name="P1"/>
      <text:p text:style-name="P10"><text:span text:style-name="T20">Il y a donc deux opérations à considérer séparément : l’enregistrement de la balance de Bob et la validation de cette balance. Nous venons de voir que cette deuxième opération était effectuée indépendamment par les participants du réseau, mais qu’en est-il de la première ? Comment sont fixées les règles qui permettent à Alice de déterminer qu’un enregistrement de la balance de Bob dans la blockchain est légitime ou non ? </text:span></text:p>
      <text:p text:style-name="P10"/>
      <text:p text:style-name="P10">Cela nous amène à la question fondamentale pour évaluer la sécurité d'une blockchain : qui peut y écrire, et à quelles conditions ? </text:p>
      <text:p text:style-name="P4"/>
      <text:p text:style-name="P4">En effet, si Bob peut y inscrire une transaction frauduleuse dans la blockchain <text:span text:style-name="T20">et la faire passer pour valide</text:span>, il n'aura aucune difficulté à la corrompre <text:span text:style-name="T20">pour</text:span> son propre bénéfice. L’intégrité de l’information visible dans la blockchain, <text:span text:style-name="T20">et donc sa valeur,</text:span> ne dépend<text:span text:style-name="T20">ent</text:span> <text:span text:style-name="T1">in fine</text:span> que des règles qui déterminent à quelles conditions un acteur est autorisé à y écrire, autrement dit <text:span text:style-name="T8">de son</text:span> protocole de validation. </text:p>
      <text:p text:style-name="P1"/>
      <text:p text:style-name="P1"><text:span text:style-name="T21">Ce protocole permet donc aux utilisateurs/validateurs de contrôler que l’enregistrement d’une information dans la blockchain respecte les règles. </text:span>Dans le cas de Bitcoin, trois mécanismes <text:span text:style-name="T22">garantissent </text:span>que les données inscrites dans la blockchain sont correctes : </text:p>
      <text:list xml:id="list6981885825871429221" text:style-name="WWNum4">
        <text:list-item>
          <text:p text:style-name="P11">La <text:span text:style-name="T2">preuve de travail</text:span> (<text:span text:style-name="T2">proof of work</text:span>) : afin d’obtenir le droit d’ajouter un bloc dans la <text:soft-page-break/>blockchain, il faut être le premier à résoudre un problème mathématique très difficile, qui nécessite beaucoup de puissance de calcul, et donc de l’énergie. Pouvoir écrire dans la blockchain de Bitcoin n’est pas gratuit, et est même aujourd’hui très cher. </text:p>
        </text:list-item>
        <text:list-item>
          <text:p text:style-name="P11">La récompense : les acteurs qui consomment de l’énergie pour écrire dans la blockchain, les “mineurs”, sont récompensés par la création de nouveaux bitcoins. <text:span text:style-name="T23">Ce point est capital, car ainsi les mineurs ont un réel intérêt à maintenir l’intégrité du réseau : en cas de malversations de leur part, la confiance des utilisateurs déclinerait rapidement et leur récompense perdrait toute valeur. <text:s/></text:span></text:p>
        </text:list-item>
        <text:list-item>
          <text:p text:style-name="P11">La validation : valider un bloc est aussi simple <text:span text:style-name="T23">pour un utilisateur </text:span>que le créer est coûteux <text:span text:style-name="T26">pour un mineur</text:span>. Ainsi, si un participant du réseau diffuse un bloc qui ne respecte pas le<text:span text:style-name="T8">s « règles du jeu » (exemple réel : des mineurs s’allouent plus de bitcoins en récompense que ce qui est prévu dans le code)</text:span>, ce dernier sera rejeté par tous les participants du réseau, quand bien même la preuve de travail serait valide. <text:span text:style-name="T8">Le mineur malhonnête aura donc consommé l’énergie de la preuve de travail en pure perte.</text:span></text:p>
        </text:list-item>
      </text:list>
      <text:p text:style-name="P1"/>
      <text:p text:style-name="P5"><text:span text:style-name="T9">Contrairement à la définition que nous avons rappelé plus haut, la blockchain n’a donc, en soi, rien d’immuable. </text:span>En effet, si en vertu du protocole, un acteur a plus de pouvoir <text:span text:style-name="T23">d’enregistrement </text:span>que tous les autres réunis, absolument rien n'empêche de falsifier les événements enregistrés dans la blockchain, par exemple <text:span text:style-name="T9">d’inverser</text:span> des transactions à son propre profit. </text:p>
      <text:p text:style-name="P5"/>
      <text:p text:style-name="P5"><text:span text:style-name="T23">Cette possibilité a été envisagée en théorie dès le White Paper de Satoshi Nakamoto sous le nom « d’attaque 51 % », et on trouve également des</text:span> <text:span text:style-name="T23">cas</text:span> de "réécriture" de blockchain <text:span text:style-name="T23">dans la réalité </text:span>: <text:span text:style-name="T23">par exemple, Vitalik Buterin, le créateur d’Ethereum, a décidé de modifier la blockchain suite au hack de la DAO en 2016 afin d’effacer les gains du hacker</text:span>. <text:span text:style-name="T23">Dans cette configuration, une cryptomonnaie présente donc les mêmes enjeux politiques et les mêmes risques de manipulation qu’une monnaie fiat, et l’utilisation d’une blockchain n’est donc en rien une garantie d’inviolabilité. </text:span></text:p>
      <text:p text:style-name="P1"/>
      <text:p text:style-name="P1">Si Bitcoin est révolutionnaire, cela n'a pas tant à voir avec la blockchain en tant que telle, mais bien plutôt avec les puissants mécanismes d'incitation que Satoshi Nakamoto a su trouver pour amener les utilisateurs à protéger l'intégrité du réseau. La dimension technologique est en effet loin d'être primordiale dans Bitcoin, dont l'innovation est avant tout de proposer un système anarchique dans lequel se produit spontanément un alignement des objectifs de différents acteurs, <text:span text:style-name="T27">sans qu’aucun ne puisse le remettre en cause</text:span>. Ce mécanisme est si puissant que, <text:span text:style-name="T27">parti de rien il y a moins de 10 ans, </text:span>Bitcoin a réussi à survivre et à prospérer <text:span text:style-name="T27">en dépit des nombreuses attaques dont il est sans cesse l’objet</text:span>. </text:p>
      <text:p text:style-name="P1"/>
      <text:p text:style-name="P1">De quel genre d'objet la blockchain est-elle le registre ?</text:p>
      <text:p text:style-name="P1"/>
      <text:p text:style-name="P1"><text:span text:style-name="T9">L’un des malentendus les plus fréquents au sujet de la blockchain concerne la nature des informations qui y sont enregistrées. Une blockchain n’enregistre pas d’informations à proprement parler. Il est impossible d’y stocker du texte, ni des images, ni du son. Une blockchain enregistre uniquement d</text:span>es empreintes cryptographiques (aussi appelées <text:span text:style-name="T2">hash</text:span>). <text:span text:style-name="T27">La modification d’une information en amont entraînant un changement de tous les </text:span><text:span text:style-name="T5">hash</text:span><text:span text:style-name="T15"> générés par la suite, ces</text:span><text:span text:style-name="T27"> empreintes permettent de contrôler et de garantir l’intégrité de la blockchain, ou autrement dit que personne n’a procédé à sa réécriture a posteriori. </text:span><text:s/></text:p>
      <text:p text:style-name="P1"/>
      <text:p text:style-name="P2"><text:soft-page-break/><text:span text:style-name="T11">Une autre implication est qu’o</text:span>n ne peut créer une empreinte que de données numériques : on ne peut pas <text:span text:style-name="T2">hasher</text:span> une voiture ou un sac à main pour l'inscrire dans la blockchain. <text:span text:style-name="T10">L</text:span>a relation entre l'objet physique et sa représentation numérique est <text:span text:style-name="T10">donc </text:span>purement conventionnelle, comme celle qui existe entre l'article que l'on achète à la caisse d'un supermarché et le code-barre qui permet de l'identifier. Cela implique évidemment qu'un acteur malveillant <text:span text:style-name="T23">puisse</text:span> enregistrer une fausse opération, par exemple mentir sur les caractéristiques de l'objet échangé, <text:span text:style-name="T11">ou plus simplement que des informations erronées peuvent tout à fait être enregistrées par erreur</text:span>. Cela nous amène à une première conclusion : une blockchain n'est réellement efficace que pour authentifier des objets numériques, <text:span text:style-name="T24">car par définition ce sont les seuls pour lesquels il est possible d’obtenir une empreinte cryptographique univoque</text:span>.</text:p>
      <text:p text:style-name="P2"/>
      <text:p text:style-name="P1"><text:span text:style-name="T11">Allons plus loin : je ne peux pas enregistrer de sons ou d’images sur la blockchain, mais je peux néanmoins </text:span><text:span text:style-name="T4">hasher</text:span><text:span text:style-name="T12"> un fichier son ou image. Ainsi, à défaut d’objets matériels, ne serait-il pas possible de gérer la traçabilité d’objets numériques </text:span><text:span text:style-name="T13">sur une blockchain ?</text:span><text:span text:style-name="T12"> </text:span><text:span text:style-name="T13">Le problème ne tient en fait pas à la matérialité des objets, mais au fait qu’ils ont une existence distincte de la blockchain. En effet, un fichier numérique contenant une œuvre musicale ou une image n’est qu</text:span><text:span text:style-name="T14">’un</text:span><text:span text:style-name="T13"> support de l’œuvre, pas l’œuvre en elle-même. Gérer les droits d’auteur sur une blockchain, comme certains l’ont proposé, n’empêcherait donc guère le piratage, puisque les œuvres même inscrites dans la blockchain restent aisément duplicables. </text:span><text:span text:style-name="T12">Deuxième</text:span> conclusion, qui n'est en fait qu'une autre façon d'exprimer la précédente : une blockchain n'est pertinente que dans la mesure où elle authentifie des objets numériques qui ont <text:span text:style-name="T16">une</text:span> valeur en soi, <text:span text:style-name="T16">et ne sont pas la simple représentation d’un objet de valeur</text:span>.</text:p>
      <text:p text:style-name="P1"/>
      <text:p text:style-name="P6"><text:span text:style-name="T24">L</text:span>es bitcoins sont des objets numériques qui remplissent parfaitement cette définition. Ce dont la blockchain de Bitcoin est le registre, ce sont les "unspent output", les produits de transactions précédentes et qui n'ont pas encore été utilisées comme entrant dans une transaction. Ce sont donc des objets purement numériques qui ne font référence à rien d'autre qu'eux-mêmes. La blockchain de Bitcoin n’a d’autre but que de permettre d’établir un consensus sur l'existence de ces "unspent output". </text:p>
      <text:p text:style-name="P6"/>
      <text:p text:style-name="P9">En raison du processus d’enregistrement et de validation distribué vu plus haut, ces « unspent output » ne peuvent être créés ni dupliqués arbitrairement. Si je voulais faire ainsi, je devrais d’abord miner pour avoir l’opportunité d’enregistrer ma transaction frauduleuse dans la blockchain, puis je devrais convaincre les utilisateurs de valider ma fraude, ce qui est impossible si ces derniers sont suffisamment nombreux et indépendants. Les bitcoins sont donc rares, puisqu’on ne peut en créer plus que ce qui est prévu par le protocole du réseau, et cette rareté est garantie par l’impossibilité pour un acteur de changer les règles à son avantage. </text:p>
      <text:p text:style-name="P6"/>
      <text:p text:style-name="P7">Autre caractéristique : pour altérer un enregistrement, par exemple transférer un « unspent output » vers une autre adresse sur le réseau, l’utilisation d’une clé cryptographique est nécessaire. Ainsi, la possession de cette clé par un utilisateur exclut la possibilité pour tout autre utilisateur de dépenser le même « unspent output » : <text:span text:style-name="T25">les bitcoins sont donc des objets rivaux, c’est-à-dire dont l’utilisation par une entité exclut toute autre utilisation concurrente. C’est un concept économique très simple à comprendre avec des exemples concrets : si je mange une pomme, personne ne peut manger la même pomme, ou si je conduis une voiture pour aller en Russie vous ne pouvez pas conduire la même voiture au même moment pour un road trip sur la route 66. </text:span></text:p>
      <text:p text:style-name="P6"><text:soft-page-break/></text:p>
      <text:p text:style-name="P6">De ce point de vue, un bitcoin n'est pas un titre de propriété d'un autre bien, comme les premiers billets de banque dit “payable au porteur”, qui n'avaient de valeur que dans la mesure où ils étaient échangeables contre une certaine quantité d'or. Sans cette <text:span text:style-name="T17">garantie</text:span>, le billet n’a que la valeur du papier sur lequel il est imprimé. Au contraire, un bitcoin, comme une once d’or, n'est pas seulement un symbole échangeable contre une valeur : il est une valeur. </text:p>
      <text:p text:style-name="P1"/>
      <text:p text:style-name="P1">Il s’agit d’une innovation bien plus importante que la “blockchain” : Bitcoin est la première expérience réussie de création d’un objet numérique rare et rival, et possédant à ce titre une véritable valeur intrinsèque.</text:p>
      <text:p text:style-name="P1"/>
      <text:p text:style-name="P1">Qu'est-ce qu'un smart contract ?</text:p>
      <text:p text:style-name="P1"/>
      <text:p text:style-name="P1">En dépit de son nom, un smart contract n'est pas un contrat dans le sens juridique du terme. Il s'agit d'un programme informatique contraignant les deux parties d’une transaction numérique, et qui vise à garantir l'exécution automatique d'une action si certaines conditions sont remplies. Il ne s’agit pas d’un concept nouveau : d’abord formalisés par le cryptographe américain Nick Szabo dans les années 90, les smart contracts sont le pilier du développement du e-commerce, et nous en avons déjà tous utilisé sans le savoir, ne serait-ce qu’en achetant de la musique protégée par des DRM (Digital Right Management). </text:p>
      <text:p text:style-name="P1"/>
      <text:p text:style-name="P1">Il est en théorie possible de réaliser des smart contracts sur la blockchain de Bitcoin, mais cette vision est aujourd’hui davantage portée par Ethereum, un projet profondément différent de celui de Bitcoin. Porté par son très actif créateur, Vitalik Buterin, Ethereum vise à créer une sorte d'ordinateur mondial, qui exécuterait des smart contracts de façon décentralisée. Si Bob crée un smart contract avec Alice stipulant que si une condition est remplie, alors une certaine somme d'argent sera payée à Eve, ce contrat est inscrit dans la blockchain d'Ethereum. Si la condition en question est remplie, tous les participants du réseau sauront alors que X Ether doivent être envoyée sur l'adresse fournie pour Eve et pourront garantir la bonne exécution du contrat.</text:p>
      <text:p text:style-name="P1"/>
      <text:p text:style-name="P1">Les choses ne sont toutefois pas si simples en pratique, et l'utilisation de smart contracts se heurtent aujourd'hui à certaines difficultés :</text:p>
      <text:list xml:id="list6124759016394999704" text:style-name="WWNum2">
        <text:list-item>
          <text:p text:style-name="P12">Les smart contracts sont complexes et difficiles concevoir. Comme pour un contrat "classique", ils peuvent contenir des failles qu'une des parties du contrat peut exploiter à son avantage.</text:p>
        </text:list-item>
        <text:list-item>
          <text:p text:style-name="P12">Un smart contract doit être alimenté avec des entrants sous une forme numérique, et ne peut agir que dans le cadre du système dans lequel il fonctionne. Ainsi, si les conditions qui doivent déclencher son exécution se produisent dans le monde "réel", leur traduction numérique représente un risque important de fraude. De même, le contrat peut tout à fait forcer le paiement d'une somme placé en séquestre sur un compte dont il a le contrôle, mais comment garantir l’exécution de clauses plus complexes, comme la réalisation d'une action par une des parties ?</text:p>
        </text:list-item>
        <text:list-item>
          <text:p text:style-name="P12">En l'absence de valeur légale à ces contrats, la résolution des litiges est aujourd'hui un problème sans réponse</text:p>
        </text:list-item>
      </text:list>
      <text:p text:style-name="P1"/>
      <text:p text:style-name="P1"/>
      <text:p text:style-name="P1"><text:soft-page-break/>Comment la blockchain pourrait changer l’assurance ? </text:p>
      <text:p text:style-name="P1"/>
      <text:p text:style-name="P1">Nous avons vu qu'une blockchain est un mécanisme d'enregistrement d'objets numériques rares et rivaux, dont elle permet de garantir la propriété au détenteur d'une information (une clé cryptographique). Ces objets numériques ne font référence à rien d'autre qu'eux-mêmes, et tirent leur valeur de leurs qualités intrinsèques. Pour être fiable, ce mécanisme suppose que tous les utilisateurs ont un droit en lecture sur l'intégralité de son contenu, mais que seuls quelques utilisateurs ont un droit en écriture. Ces droits en écriture sont définis par un protocole de validation. L’objet de cet article est d’imaginer comment la blockchain pourrait amener l’assurance à remettre en question certains de ses paradigmes pour exploiter le potentiel offert par les blockchains.</text:p>
      <text:p text:style-name="P1"/>
      <text:p text:style-name="P1">1er paradigme : l’assuré est une personne physique univoque</text:p>
      <text:p text:style-name="P1"/>
      <text:p text:style-name="P1">Lors de la souscription d’un contrat d’assurance, l’assureur enregistre l’existence de l’assuré et définit les conditions auxquels ce dernier pourra prétendre à une indemnisation. Le modèle actuel repose sur l’identification de l’assuré par des informations personnelles, typiquement son état civil (nom, prénom, date et lieu de naissance…) pour répondre à la fois à une exigence de qualité dans la relation client mais aussi à un soucis de prévention de la fraude. La gestion des informations personnelles par les assureurs est coûteuse, complexe et soumise à des risques croissants notamment sur le plan réglementaire. </text:p>
      <text:p text:style-name="P1"/>
      <text:p text:style-name="P1">Nous avons déjà vu qu'une blockchain n’est pas une base de données classique, mais une suite d’empreinte de données numériques, et donc qu’enregistrer une base client sur une blockchain est impossible. Pire, la blockchain, conçue pour permettre un consensus sur les possessions respectives d’utilisateurs qui ne se connaissent pas et ne se font pas confiance, ne semble pouvoir apporter aucune solution aux problèmes concrets que posent la création et le maintien d’une base client. </text:p>
      <text:p text:style-name="P1"/>
      <text:p text:style-name="P1">Sur la blockchain de Bitcoin, les utilisateurs ne sont pas identifiés par leur état civil, mais par la possession d’une information (clé privée). De même dans un smart contract sur Ethereum, il serait excessivement compliqué d’identifier sans équivoque le signataire du smart contract à une personne physique. Sur une blockchain comme celle de Bitcoin ou d’Ethereum, il n’y a pas de “comptes”, ni d’utilisateur à proprement parler, il y a une information, la “clée privée”, qui autorise son détenteur à effectuer certaines actions dans le cadre posé par le réseau. Ainsi bien que le réseau ne sache pas qui se cache derrière une clé privée, son détenteur peut être parfaitement authentifié quand il s’agit d’autoriser ou non une action sur le réseau. Cela implique également qu’une même personne physique peut se cacher derrière plusieurs clés privées, ou plusieurs personnes derrière une seule clé dont ils ont tous connaissance. </text:p>
      <text:p text:style-name="P1"/>
      <text:p text:style-name="P1">Et si l’assurance changeait de paradigme pour s’adapter à cette nouvelle vision ? Pourquoi vouloir à tout prix rattacher le contrat à une identité “réelle”, alors que l’assurance n’est fondamentalement qu’un pari sur la survenance d’un événement ? </text:p>
      <text:p text:style-name="P1"/>
      <text:p text:style-name="P1">Essayons d’imaginer à quoi ressemblerait de l’assurance auto : </text:p>
      <text:list xml:id="list1015540834455525247" text:style-name="WWNum3">
        <text:list-item>
          <text:p text:style-name="P13">un assuré anonyme entre en contact avec l’assureur et fournit des informations nécessaires à la tarification du contrat (nombre d’années de permis du conducteur, prix du véhicule, types <text:soft-page-break/>de garanties souhaitées…), </text:p>
        </text:list-item>
        <text:list-item>
          <text:p text:style-name="P13">l’assureur propose un tarif basé sur les informations fournies et rédige le smart contract correspondant,</text:p>
        </text:list-item>
        <text:list-item>
          <text:p text:style-name="P13">l’assuré signe le contrat au moyen d’une clé privée dont il est seul détenteur, et assure ainsi un véhicule… dont il n’est peut-être pas le propriétaire. </text:p>
        </text:list-item>
      </text:list>
      <text:p text:style-name="P1"/>
      <text:p text:style-name="P1">A aucun moment l’assuré n’a eu besoin de justifier son identité ni la propriété du véhicule assuré. En cas de sinistre, il toucherait donc l’indemnité prévue par le contrat, envoyé sur l’adresse Bitcoin indiquée au moment de la signature. L’identification du conducteur et la vérification des informations fournies lors de la tarification peuvent être facilement effectuées lors de l’instruction du sinistre. </text:p>
      <text:p text:style-name="P1"/>
      <text:p text:style-name="P1">Allons encore un peu plus loin : nous avons supposé implicitement que celui qui signe au moyen d’une clé cryptographique était une personne physique, mais cela n’est pas forcément le cas ! Et si le signataire du contrat était la voiture elle-même ? Avec les récents développement des véhicules autonomes, une telle hypothèse n’a plus rien d’aberrant, et cela pourrait même être une solution élégante au problème que vont poser l’arrivée de flottes de véhicules autonomes dans un avenir proche en termes d’assurance. </text:p>
      <text:p text:style-name="P1"/>
      <text:p text:style-name="P1">L’avantage d’adopter cette vision réside dans la suppression d’une notion d’identité et d’identification complètement étrangère à celle qui a cours sur une blockchain, qui ne ferait que créer des frictions, voire des risques de fraude et d’erreur. En identifiant l’assuré grâce à la clé qui commande les fonds utilisés pour le paiement de la cotisation, l’assureur ne connaît certes pas son identité au sens de l’état civil, mais est en revanche certain que le payeur des cotisations et l’assuré qui signe le smart contract et déclare le sinistre sont une seule et même personne. </text:p>
      <text:p text:style-name="P1"/>
      <text:p text:style-name="P1">2ème paradigme : sans déclaration de sinistre, pas d’indemnisation</text:p>
      <text:p text:style-name="P1"/>
      <text:p text:style-name="P1">Lemonade détient aujourd’hui le record de <text:a xlink:type="simple" xlink:href="https://www.lemonade.com/blog/lemonade-sets-new-world-record/" text:style-name="Internet_20_link" text:visited-style-name="Visited_20_Internet_20_Link"><text:span text:style-name="T6">l’indemnisation la plus rapide</text:span></text:a>, en environ 3 secondes. Ce résultat a été obtenu par la conjonction de deux technologies : l’intelligence artificielle pour évaluer le montant de l’indemnisation et estimer le risque de fraude grâce à des algorithmes spécifiques, et un chatbot pour assurer l’interface avec l’assuré via son téléphone. Il s’agit d’un exploit remarquable, mais à l’origine de cette chaîne d’opérations, on trouve toujours une action de l’assuré, la déclaration du sinistre. Les smart contracts permettent d’envisager de supprimer jusqu’à cette étape de déclaration, du moins dans certains cas. </text:p>
      <text:p text:style-name="P1"/>
      <text:p text:style-name="P1">AXA est le premier assureur à proposer un produit utilisant un smart contract tournant sur la blockchain d’Ethereum, <text:a xlink:type="simple" xlink:href="https://www.axa.com/fr/newsroom/actualites/axa-se-lance-sur-la-blockchain-avec-fizzy" text:style-name="Internet_20_link" text:visited-style-name="Visited_20_Internet_20_Link"><text:span text:style-name="T6">Fizzy</text:span></text:a>, une assurance contre les retards d’avion. Il s’agit d’un des use cases les plus anciens et les plus aboutis d’assurance sur blockchain, dont un premier <text:a xlink:type="simple" xlink:href="http://fintank.net/2016/06/09/insureth-smart-contracts/" text:style-name="Internet_20_link" text:visited-style-name="Visited_20_Internet_20_Link"><text:span text:style-name="T6">POC</text:span></text:a> a été proposé lors d’un Hackathon en 2015, puis par la start up Ethereum <text:a xlink:type="simple" xlink:href="https://etherisc.com/" text:style-name="Internet_20_link" text:visited-style-name="Visited_20_Internet_20_Link"><text:span text:style-name="T6">Etherisc</text:span></text:a>. </text:p>
      <text:p text:style-name="P1"/>
      <text:p text:style-name="P1">Le retard d’avion constitue un risque particulièrement propice à une automatisation grâce à un smart contract :</text:p>
      <text:list xml:id="list3509282323457079270" text:style-name="WWNum5">
        <text:list-item>
          <text:p text:style-name="P14">L’événement déclencheur du sinistre est simple à formaliser sous une forme conditionnelle (si heure de départ réelle - heure de départ prévu &gt; 2h, alors...), </text:p>
        </text:list-item>
        <text:list-item>
          <text:p text:style-name="P14">Le montant de l’indemnisation est fixé contractuellement, et ne dépend pas du dommage <text:soft-page-break/>réellement subi par l’assuré, </text:p>
        </text:list-item>
        <text:list-item>
          <text:p text:style-name="P14">Le risque ainsi que les montants d’indemnisation en jeu sont faibles, ce qui rend la fraude économiquement improbable.</text:p>
        </text:list-item>
      </text:list>
      <text:p text:style-name="P1"/>
      <text:p text:style-name="P1">Il s’agit d’un bon exemple d’assurance paramétrique. Ce type d’assurance existe déjà depuis de nombreuses années, mais semble avoir trouvé un socle technique tout indiqué avec la blockchain. Toutefois, l’assurance paramétrique pose aussi des problèmes qui ne sont en aucun cas résolu par la blockchain, prenons par exemple le cas d’usage plutôt classique d’une assurance récolte contre les dommages causés aux cultures par la sécheresse :</text:p>
      <text:list xml:id="list7569476478589243807" text:style-name="WWNum1">
        <text:list-item>
          <text:p text:style-name="P15">L’événement déclencheur du sinistre n’est pas toujours aussi simple à formaliser qu’un retard d’avion. A partir de combien de jours sans pluie faut-il déclencher une indemnisation ? </text:p>
        </text:list-item>
        <text:list-item>
          <text:p text:style-name="P15">Le montant à indemniser dépend de plusieurs paramètres : nombre exact de jours de sécheresse, surface assurée, types de culture… </text:p>
        </text:list-item>
        <text:list-item>
          <text:p text:style-name="P15">Les risques ainsi que les montants en jeu sont variables, et potentiellement importants : la fraude est économiquement pertinente sur un tel contrat. </text:p>
        </text:list-item>
      </text:list>
      <text:p text:style-name="P1"/>
      <text:p text:style-name="P1">Un des problèmes les plus sérieux de l’assurance paramétrique, c’est qu’elle suppose qu’un événement donné se traduit nécessairement par un préjudice, et repose donc sur une définition très fine de l’événement déclencheur de l’indemnisation Même dans le cas où l’événement déclencheur serait très judicieusement choisi, elle implique toujours un risque soit d’indemniser à tort (l’événement déclencheur a bien eu lieu mais n’a pas causé de préjudice ou un préjudice moins important que prévu), ou de ne pas indemniser un préjudice subi par l’assuré (l’événement déclencheur n’a pas atteint l’intensité nécessaire pour déclencher l’indemnisation, mais a provoqué un préjudice, par exemple en conjonction avec d’autres paramètres non pris en compte). </text:p>
      <text:p text:style-name="P1"/>
      <text:p text:style-name="P1">L’automatisation de la déclaration du sinistre est donc un use case très prometteur en termes d’expérience client et de réduction du coût des opérations, mais ne peut s’appliquer selon nous qu’à un petit nombre de produits présentant les caractéristiques que nous avons relevé ci-dessus.</text:p>
      <text:p text:style-name="P1"/>
      <text:p text:style-name="P1">3ème paradigme : l’assureur et l’assuré sont deux personnes distinctes aux intérêts divergents, voire conflictuels</text:p>
      <text:p text:style-name="P1"/>
      <text:p text:style-name="P1">L’assurance est une activité mal-aimée par ses propres clients. Les assureurs le savent bien, et ont fait plusieurs tentatives pour se réconcilier avec leurs clients et redorer leur image, certaines Insurtech, comme Lemonade que nous avons déjà évoqué, en ont même fait leur proposition de valeur. Jusqu’à aujourd’hui ces tentatives ont malheureusement rencontré un succès tout relatif, il faut bien le dire. </text:p>
      <text:p text:style-name="P1"/>
      <text:p text:style-name="P1">Et si la meilleure façon de réconcilier les assurés et les assureurs étaient de supprimer la distinction entre les deux ? La proposition peut paraître incongrue, mais est-ce que ce ne serait finalement pas qu’un retour aux sources du mutualisme ?</text:p>
      <text:p text:style-name="P1"/>
      <text:p text:style-name="P1">L’assurance rencontre ici un autre use case en vogue parmi les expériences récentes en matière de smart contracts : le fonds d’investissement décentralisé. L’expérience la plus célèbre de ce modèle est TheDAO (Decentralized Autonomous Organisation) en 2016. Le principe était d’écrire un smart <text:soft-page-break/>contract qui permettrait de régir un fonds d’investissement de A à Z sans aucune intervention humaine : chaque investisseur possède un droit de vote proportionnel au montant qu’il a investi dans le fonds, différents projets sont en compétition pour bénéficier d’un investissement et ce sont les investisseurs eux-mêmes qui décident de façon décentralisée d’investir dans un projet plutôt qu’un autre. </text:p>
      <text:p text:style-name="P1"/>
      <text:p text:style-name="P1">Après avoir réussi une des levées de fonds les plus spectaculaires de la jeune histoire des cryptomonnaies, l’expérience de TheDAO s’est terminée dans un désastre retentissant lorsqu’un hacker a découvert et exploité une faille dans le code du smart contract qui lui permettait de “siphonner” les fonds des autres utilisateurs vers d’autres positions qu’il était seul à contrôler. La réponse des développeurs d’Ethereum a alors été d’annuler le “vol” en réécrivant la blockchain (autant pour sa fameuse “infalsifiabilité” que certains devraient clamer avec un peu plus de prudence).</text:p>
      <text:p text:style-name="P1"/>
      <text:p text:style-name="P1">Il est possible d’imaginer un smart contract dont la fonction principale serait d’assurer le séquestre des cotisations versées par les assurés. Les fonds ne pourraient ainsi être libérés que sous certaines conditions, par exemple par un vote des assurés ou si certaines conditions prédéfinies dans le smart contrat sont remplies. Si nous reprenons l’exemple de Fizzy, il n’est pas difficile d’imaginer de se passer totalement d’un assureur dans le fonctionnement du contrat. </text:p>
      <text:p text:style-name="P1"/>
      <text:p text:style-name="P1">Ce mode de fonctionnement ne nous paraît toutefois pas souhaitable pour assurer beaucoup d’autres types de risques. En effet, les problèmes que nous avons soulevés plus haut sur la difficulté de faire interagir ce qui se passe dans le monde “réel” avec une blockchain se font ici pleinement sentir, en particulier dans un système décentralisé où les cotisants sont anonymes et ne se connaissent pas entre eux, ce qui risque de favoriser toutes sortes de fraude ou des comportements irresponsables (“aléa moral”). </text:p>
      <text:p text:style-name="P1"/>
      <text:p text:style-name="P1">On peut penser à l’assurance P2P pour cette hypothétique assurance décentralisée, mais une des forces du modèle P2P est justement que les assurés se connaissent personnellement et font partie de la même communauté, ce qui est censé diminuer l’aléa moral. La blockchain, en tant que technologie conçue pour assurer la confiance entre des acteurs qui ne se connaissent pas, s’opposent donc fondamentalement à ce modèle. </text:p>
      <text:p text:style-name="P1"/>
      <text:p text:style-name="P1">Conclusion : une blockchain est-elle toujours la solution ? </text:p>
      <text:p text:style-name="P1"/>
      <text:p text:style-name="P1">Gros problème de la blockchain : n’est réellement efficace que si les différents participants du réseau ont une incitation à maintenir son intégrité (“skin in the game”). Les assureurs peuvent espérer utiliser la blockchain d’Ethereum pour faire tourner des smart contracts, mais ces derniers ne sont pas adaptés à tous les cas d’usage, et la technologie est encore très jeune et mal maîtrisée. </text:p>
      <text:p text:style-name="P1"/>
      <text:p text:style-name="P1">Une blockchain est avant tout un système d’authentification de la propriété d’objets numériques, </text:p>
      <text:p text:style-name="P1"/>
      <text:p text:style-name="P1">L’utilisation des dernières évolutions de la cryptographie dans l’identification des utilisateurs et la gestion des habilitations représentent un réel potentiel, mais ne nécessitent pas nécessairement une blockchain, d’autres modèles centralisés ou non existen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09T15:25:39.898535841</dc:date>
    <meta:editing-duration>PT53M24S</meta:editing-duration>
    <meta:editing-cycles>12</meta:editing-cycles>
    <meta:document-statistic meta:table-count="0" meta:image-count="0" meta:object-count="0" meta:page-count="9" meta:paragraph-count="79" meta:word-count="4682" meta:character-count="29816" meta:non-whitespace-character-count="25173"/>
  </office:meta>
</office:document-meta>
</file>